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e1824" officeooo:paragraph-rsid="000e1824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0e1824" officeooo:paragraph-rsid="000e1824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f705a" officeooo:paragraph-rsid="000f705a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e1824" officeooo:paragraph-rsid="000e1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s métiers de l’informatique</text:p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8:43:50.760390381</meta:creation-date>
    <dc:date>2024-11-25T09:58:30.681959832</dc:date>
    <meta:editing-duration>PT1H4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" meta:character-count="29" meta:non-whitespace-character-count="26"/>
  </office:meta>
</office:document-meta>
</file>